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D80000028E5482F24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fill-color="#729fcf"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withoutfill">
      <style:graphic-properties draw:stroke="none" svg:stroke-width="0.035cm" svg:stroke-color="#ff8000" draw:marker-start-width="0.252cm" draw:marker-end-width="0.252cm" draw:fill="solid" draw:fill-color="#6b8e23" draw:opacity="80%" draw:textarea-vertical-align="middle" fo:padding-top="0.142cm" fo:padding-bottom="0.142cm" fo:padding-left="0.267cm" fo:padding-right="0.267cm" loext:decorative="false"/>
    </style:style>
    <style:style style:name="gr3" style:family="graphic" style:parent-style-name="objectwithoutfill">
      <style:graphic-properties draw:stroke="none" svg:stroke-width="0.035cm" svg:stroke-color="#000000" draw:marker-start-width="0.252cm" draw:marker-end-width="0.252cm" draw:fill="solid" draw:fill-color="#3e3536" draw:textarea-vertical-align="middle" fo:padding-top="0.142cm" fo:padding-bottom="0.142cm" fo:padding-left="0.267cm" fo:padding-right="0.267cm" loext:decorative="false"/>
    </style:style>
    <style:style style:name="gr4" style:family="graphic" style:parent-style-name="objectwithoutfill">
      <style:graphic-properties draw:stroke="none" svg:stroke-width="0.053cm" svg:stroke-color="#000000" draw:marker-start-width="0.279cm" draw:marker-end-width="0.279cm" draw:fill="solid" draw:fill-color="#effffc" draw:textarea-vertical-align="middle" fo:padding-top="0.151cm" fo:padding-bottom="0.151cm" fo:padding-left="0.276cm" fo:padding-right="0.276cm" loext:decorative="false"/>
    </style:style>
    <style:style style:name="gr5" style:family="graphic" style:parent-style-name="objectwithoutfill">
      <style:graphic-properties draw:stroke="none" svg:stroke-width="0.028cm" svg:stroke-color="#000000" draw:marker-start-width="0.242cm" draw:marker-end-width="0.242cm" draw:fill="solid" draw:fill-color="#3b3c43" draw:textarea-vertical-align="middle" fo:padding-top="0.139cm" fo:padding-bottom="0.139cm" fo:padding-left="0.264cm" fo:padding-right="0.264cm" loext:decorative="false"/>
    </style:style>
    <style:style style:name="gr6" style:family="graphic" style:parent-style-name="objectwithoutfill">
      <style:graphic-properties draw:stroke="none" draw:stroke-dash="Dot_20__28_Rounded_29_" svg:stroke-width="0.028cm" svg:stroke-color="#000000" draw:marker-start-width="0.242cm" draw:marker-end-width="0.242cm" svg:stroke-linecap="round" draw:fill="solid" draw:fill-color="#6c5451" draw:textarea-vertical-align="middle" fo:padding-top="0.139cm" fo:padding-bottom="0.139cm" fo:padding-left="0.264cm" fo:padding-right="0.264cm" loext:decorative="false"/>
    </style:style>
    <style:style style:name="gr7" style:family="graphic" style:parent-style-name="objectwithoutfill">
      <style:graphic-properties draw:stroke="none" svg:stroke-width="0.028cm" svg:stroke-color="#000000" draw:marker-start-width="0.242cm" draw:marker-end-width="0.242cm" draw:fill="solid" draw:fill-color="#afa00d" draw:textarea-vertical-align="middle" fo:padding-top="0.139cm" fo:padding-bottom="0.139cm" fo:padding-left="0.264cm" fo:padding-right="0.264cm" loext:decorative="false"/>
    </style:style>
    <style:style style:name="gr8" style:family="graphic" style:parent-style-name="objectwithoutfill">
      <style:graphic-properties draw:stroke="none" svg:stroke-width="0.028cm" svg:stroke-color="#000000" draw:marker-start-width="0.242cm" draw:marker-end-width="0.242cm" draw:fill="solid" draw:fill-color="#130f0c" draw:textarea-vertical-align="middle" fo:padding-top="0.139cm" fo:padding-bottom="0.139cm" fo:padding-left="0.264cm" fo:padding-right="0.264cm" loext:decorative="false"/>
    </style:style>
    <style:style style:name="gr9" style:family="graphic" style:parent-style-name="objectwithoutfill">
      <style:graphic-properties draw:stroke="none" svg:stroke-width="0.028cm" svg:stroke-color="#000000" draw:marker-start-width="0.242cm" draw:marker-end-width="0.242cm" draw:fill="solid" draw:fill-color="#6c5451" draw:textarea-vertical-align="middle" fo:padding-top="0.139cm" fo:padding-bottom="0.139cm" fo:padding-left="0.264cm" fo:padding-right="0.264cm" loext:decorative="false"/>
    </style:style>
    <style:style style:name="P1" style:family="paragraph">
      <loext:graphic-properties draw:fill="none" draw:fill-color="#729fcf"/>
      <style:paragraph-properties fo:text-align="center"/>
    </style:style>
    <style:style style:name="P2" style:family="paragraph">
      <loext:graphic-properties draw:fill="solid" draw:fill-color="#6b8e23" draw:opacity="80%"/>
      <style:paragraph-properties fo:text-align="center"/>
    </style:style>
    <style:style style:name="P3" style:family="paragraph">
      <loext:graphic-properties draw:fill="solid" draw:fill-color="#3e3536"/>
      <style:paragraph-properties fo:text-align="center"/>
    </style:style>
    <style:style style:name="P4" style:family="paragraph">
      <loext:graphic-properties draw:fill="solid" draw:fill-color="#effffc"/>
      <style:paragraph-properties fo:text-align="center"/>
    </style:style>
    <style:style style:name="P5" style:family="paragraph">
      <loext:graphic-properties draw:fill="solid" draw:fill-color="#3b3c43"/>
      <style:paragraph-properties fo:text-align="center"/>
    </style:style>
    <style:style style:name="P6" style:family="paragraph">
      <loext:graphic-properties draw:fill="solid" draw:fill-color="#6c5451"/>
      <style:paragraph-properties fo:text-align="center"/>
    </style:style>
    <style:style style:name="P7" style:family="paragraph">
      <loext:graphic-properties draw:fill="solid" draw:fill-color="#afa00d"/>
      <style:paragraph-properties fo:text-align="center"/>
    </style:style>
    <style:style style:name="P8" style:family="paragraph">
      <loext:graphic-properties draw:fill="solid" draw:fill-color="#130f0c"/>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frame draw:style-name="gr1" draw:text-style-name="P1" draw:layer="layout" svg:width="25.767cm" svg:height="17.125cm" svg:x="2.018cm" svg:y="1.938cm">
          <draw:image xlink:href="Pictures/10000001000003D80000028E5482F242.png" xlink:type="simple" xlink:show="embed" xlink:actuate="onLoad" draw:mime-type="image/png">
            <text:p/>
          </draw:image>
        </draw:frame>
        <draw:path draw:style-name="gr2" draw:text-style-name="P2" draw:layer="Camada5" svg:width="20.44cm" svg:height="13.904cm" draw:transform="rotate (-1.76208441281348) translate (24.1546115656263cm 2.32879234484954cm)" svg:viewBox="0 0 20441 13905" svg:d="M4675 12835c2533 2828 15546-648 15749-2386 204-1738-1471-3248-1471-3248 0 0-425-3268-2515-5558-2089-2289-12167-2121-15284 99-3116 2220 1065 5498 1065 5498 0 0-77 2767 2456 5595z">
          <text:p/>
        </draw:path>
        <draw:path draw:style-name="gr3" draw:text-style-name="P3" draw:layer="Camada4" svg:width="3.152cm" svg:height="13.472cm" draw:transform="skewX (8.77015202573982E-017) rotate (0.919264917025413) translate (8.67427957727423cm 12.7262136193281cm)" svg:viewBox="0 0 3153 13473" svg:d="M914 24c96 71 117 64 228 244 162 271 81 172 124 298 20 134-19 233-28 310-22 105-25 200-37 312-110 554 143 1852 120 2415-15 353-43 747-34 1204s305 1286 365 1675c2 216-36 429-18 644 27 339 197 898 189 1003-16 113-114 258-152 378 2 170 29 384 93 605 65 222 218 513 280 709 28 45-85 341-68 522 115 569 448 1336 647 1857 199 522 354 849 530 1273-180-118-337-224-491-363-238-295-424-596-668-845-189-105-430-192-629-233-70-113-569-1711-569-1711 0 0-101-558-158-767-58-209-228-439-287-567 8-223 26-250 21-548s-53-793-90-1236-123-989-141-1423c6-210 60-303 63-634 3-330-79-938-106-1342-28-404-49-726-66-1082-16-356-36-741-31-1054s20-560 51-824c78-245 46-480 190-615 143-135 144-135 314-214 205-11 208-31 358 9z">
          <text:p/>
        </draw:path>
        <draw:path draw:style-name="gr4" draw:text-style-name="P4" draw:layer="measurelines" svg:width="9.85cm" svg:height="17.59cm" draw:transform="rotate (0.963072681250471) translate (5.29962346023569cm 11.0671002534561cm)" svg:viewBox="0 0 9851 17591" svg:d="M9366 2438c77 226 183 415 264 640 76 211 184 445 208 667 26 239 9 288-21 360-243 753-581 1536-729 2259-100 508 6 1034-78 1550-88 514-223 1033-439 1518-136 306-345 564-520 861s-276 503-496 942c-219 438-401 1197-801 1695-90 121-322 373-767 778-311 1257-398 2906-698 3782-37 80-224 117-274 95-99-44-136-97-199-260-60-162-91-458-244-603-146-9-228 59-323 7-134-72-190-222-210-386-28-236-16-386 72-705 88-322 248-784 324-1186 59-323 127-647 100-978-28-332-172-627-327-988s-480-740-721-1110c-186-94-687-111-946-84-259 28-589 180-589 180 0 0-643 93-847 195-204 103-359 333-359 333 0 0 80-249 219-398 139-150 646-369 646-369l-1044 218c0 0-257 21-560 378 10-81-36-129 27-243 63-113 148-219 419-326 269-105 1107-312 1107-312l-472-480c0 0-43-68-78-88-118-72-406-99-406-99l167-102c0 0 123-51 316 77 192 128 477 549 802 680 68 26 149 7 216 13 122 11 102 64 302 96 201 33 625 67 841-127-99-295-212-578-292-883-70-273-91-646-167-833 4-127-507-1020-906-1250-51 100-143 215-153 299s65 114 43 167c-24 54-155 89-155 89 0 0 38-382-87-493-119-107-460-37-460-37 0 0-179-15-254 0-62 14-168 80-168 80l-47 289c0 0-143-220-86-441-88 31-198 21-261 89-75 81-81 323-81 323l116 110 5 146c0 0-153-148-260-316 17-225 82-330 241-480 307-229 389-281 814-383-191-42-407-162-640-155-30 56-95 171-95 171 0 0-136-134-63-237 73-104 117-182 249-192 382 278 1147 187 1429 526 282 338 561 642 793 982-14-327-32-936-32-936 0 0 49-325 101-712 103-264 276-877 475-1304 248-534 489-1123 880-1561 246-273 657-409 903-631 244-225 325-581 378-841 64-313-33-527-217-908-212-169-749-889-1123-1332-40-63-269-159-269-159 0 0 381-200 682-48 413 230 1240 691 1240 691 0 0 524 255 1132 146 332 81 995 242 995 242 0 0 406 159 743 437 339 279 566 597 715 865z">
          <text:p/>
        </draw:path>
        <draw:path draw:style-name="gr5" draw:text-style-name="P5" draw:layer="Camada4" svg:width="3.919cm" svg:height="1.399cm" draw:transform="rotate (0.417831822927443) translate (9.97807051741828cm 5.51034921438405cm)" svg:viewBox="0 0 3920 1400" svg:d="M0 320c0 0 826 55 1254 4 141-16 309-85 451-86 289-3 496 41 843 206s899 731 1145 865c246 133 227 81 227 81 0 0-276-263-422-385-292-246-568-531-907-698-338-168-707-257-1079-296-235-24-454-8-709 41s-803 268-803 268z">
          <text:p/>
        </draw:path>
        <draw:path draw:style-name="gr5" draw:text-style-name="P5" draw:layer="Camada4" svg:width="5.348cm" svg:height="5.952cm" draw:transform="rotate (1.04841928167299) translate (7.5700013742364cm 7.96042506873611cm)" svg:viewBox="0 0 5349 5953" svg:d="M0 1c0 0 421-14 615 56 489 176 835 598 1285 886 451 287 967 525 1420 835 310 211 640 410 886 694 334 387 522 880 759 1333 147 279 321 570 368 882 23 154 27 214-27 432-53 218-250 556-375 834-241-263-510-297-670-683-160-387-258-937-505-1348-239-398-634-760-921-1043-287-284-481-417-778-672s-722-570-969-827c-268-329-855-1184-855-1184z">
          <text:p/>
        </draw:path>
        <draw:path draw:style-name="gr6" draw:text-style-name="P6" draw:layer="Camada4" svg:width="3.412cm" svg:height="8.73cm" draw:transform="skewX (6.25122665673416E-017) rotate (0.346098790670476) translate (14.3227682451932cm 7.85063669952259cm)" svg:viewBox="0 0 3413 8731" svg:d="M455 116c473-190 909-116 1160 5 193 243 395 480 597 840 201 359 426 869 568 1329 64 208 101 425 128 640 25 212 5 329 32 639 27 311 88 867 152 1225 65 358 217 922 217 922 0 0 58 228 78 410 20 181 36 488 16 678-20 191-80 314-108 460-29 146-40 221-66 413-25 192-48 566-77 736-28 169-8 239-67 286-58 47-96 39-152 2-56-36-72-151-100-229-38-107-60-168-92-328-31-160-34-431-98-639s-191-406-285-586c-95-179-134-252-283-492-150-240-474-666-628-935s-196-416-317-664c-120-247-284-590-402-822-117-232-198-328-300-567-102-240-213-560-286-879-73-318-148-696-142-1028 7-331 104-722 172-936 69-213 115-275 168-353 52-78 52-104 115-127z">
          <text:p/>
        </draw:path>
        <draw:path draw:style-name="gr7" draw:text-style-name="P7" draw:layer="Camada4" svg:width="4.399cm" svg:height="9.966cm" draw:transform="rotate (0.654673002423073) translate (10.3601925137744cm 9.69108100349094cm)" svg:viewBox="0 0 4400 9967" svg:d="M774 70c430-108 845-40 1254-47 408-6 887-51 1181 3 218 30 565 291 691 497 121 285 194 760 162 1083-93 243-316 629-389 843-72 214-93 466-124 723s-58 593-57 817 14 265 39 520 79 690 122 1005c42 315 77 627 131 883 53 257 110 423 178 655 67 232 162 495 228 741 67 245 138 545 169 729s44 246 41 372-41 249-62 373c-27 158-43 365-47 481-3 116 43 158-8 210-24 24-99-8-99-8 0 0-412-265-564-395-105-134-107-273-196-427-90-155-233-360-350-488-118-128-220-194-334-285-242-195-515-356-742-560-228-204-438-413-620-658-183-244-333-579-468-806s-243-348-337-554c-95-206-135-429-217-672s-212-514-276-784c-43-180-58-347-72-551-14-203-6-418-2-668s7-559 30-834 56-559 110-812c53-254 123-505 204-707 81-203 157-351 263-510 43-64 97-116 161-169z">
          <text:p/>
        </draw:path>
        <draw:path draw:style-name="gr8" draw:text-style-name="P8" draw:layer="Camada4" svg:width="2.298cm" svg:height="3.284cm" draw:transform="rotate (-0.12025318546241) translate (14.3240876835548cm 14.4202623602946cm)" svg:viewBox="0 0 2299 3285" svg:d="M1940 0c0 0 239 0 359 0-137 144-220 290-298 424-77 133-126 230-174 365-48 136-77 296-111 445-12 56-7 68-33 168s-100 285-137 429c-37 143-90 279-84 432 6 152 115 463 115 463 0 0-193-238-240-381-40-119-26-249-31-374-5-124 2-249 3-374-125 283-206 667-256 857-51 191-46 189-51 285-6 107 6 226 23 318 17 91 48 152 71 228-77-21-127-40-170-86-96-125-120-219-142-337-8-283 20-296 52-485 33-190 121-506 154-649s32-139 48-209c-226 59-462 130-588 159-125 29-127 26-174 55-122 75-180 205-270 308-20-113 14-217 52-301 41-88 106-111 185-156 78-45 164-56 282-96 118-39 315-91 429-143 115-52 187-85 263-153 75-67 123-184 179-245s108-83 148-136c127-165 225-434 277-555 52-120 38-114 58-157 21-43 61-99 61-99z">
          <text:p/>
        </draw:path>
        <draw:path draw:style-name="gr8" draw:text-style-name="P8" draw:layer="Camada4" svg:width="2.157cm" svg:height="2.679cm" draw:transform="rotate (-0.577354916559725) translate (12.5199537486649cm 12.8132486053115cm)" svg:viewBox="0 0 2158 2680" svg:d="M1614 0c181 0 362 0 544 0-212 102-329 171-487 268-156 94-343 207-452 304-110 98-144 169-217 254 64 75 157 130 252 160 35 11 72 8 108 4 39-4 62-25 98-9 58 24 70 96 105 144-93-42-188-22-266-16-79 5-141 10-201 45-27 15-50 40-65 68-34 65-41 140-43 215-2 76 6 160 7 230 2 69-11 121 0 190 11 68 30 140 88 189 75 66 186 53 279 80-91 68-149 80-231 93-70 11-142-9-213-14-9 78 3 174 57 233 80 88 221 140 338 118 55-10 67-87 126-106 41-16 87-1 131-2-57 66-230 254-362 230-132-23-228-48-284-91-56-44-220-275-309-405-90-130-124-310-154-409-30-98-40-175-40-175 0 0-144 377-162 491-19 115-34 140 4 173 37 33 108 53 163 80-65 55-147 93-220 74-115-72-183-154-208-263 63-113 203-460 203-460 0 0 47-252 96-404 50-151 74-361 211-496 127-125 278-243 444-367 167-124 441-309 555-374 113-66 70-35 105-52z">
          <text:p/>
        </draw:path>
        <draw:path draw:style-name="gr9" draw:text-style-name="P6" draw:layer="Camada4" svg:width="3.769cm" svg:height="1.513cm" draw:transform="rotate (-0.731642022436023) translate (20.0421238010863cm 14.1838218078932cm)" svg:viewBox="0 0 3770 1514" svg:d="M112 6c369-12 794-4 1191 6 204 5 407 19 611 25 188 6 377 6 565 11 187 6 404 10 561 22s258 18 384 44c90 17 157 10 264 76 47 41 91 108 80 169-17 105-135 167-223 226-116 76-290 112-386 157-96 44-127 65-208 138-7 120 86 172 76 264-7 61-35 114-115 183-80 70-248 145-386 172-156 32-282 5-479-11-198-17-536-57-703-96-167-38-227-58-333-78-190-34-383-44-552-46-169-3-306 15-459 22 183-138 330-305 461-436s349-278 326-345c-23-82-338-266-451-348-113-83-133-92-224-155z">
          <text:p/>
        </draw:path>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stroke-dash draw:name="Dash_20_Dot_20_1" draw:display-name="Dash Dot 1" draw:style="rect" draw:dots1="1" draw:dots1-length="0.02cm" draw:dots2="1" draw:dots2-length="0.02cm" draw:distance="0.02cm"/>
    <draw:stroke-dash draw:name="Dot_20__28_Rounded_29_" draw:display-name="Dot (Rounded)" draw:style="round" draw:dots1="1" draw:dots1-length="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display="printer" draw:protected="true"/>
      <draw:layer draw:name="background"/>
      <draw:layer draw:name="backgroundobjects"/>
      <draw:layer draw:name="controls"/>
      <draw:layer draw:name="measurelines"/>
      <draw:layer draw:name="Camada4"/>
      <draw:layer draw:name="Camada5"/>
    </draw:layer-set>
    <style:master-page style:name="Padrã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adrão_20_1" style:display-name="Padrão 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12T12:51:10.412000000</meta:creation-date>
    <dc:date>2024-09-18T19:34:38.500000000</dc:date>
    <meta:editing-duration>PT20H27M10S</meta:editing-duration>
    <meta:editing-cycles>51</meta:editing-cycles>
    <meta:generator>LibreOffice/24.2.6.2$Windows_X86_64 LibreOffice_project/ef66aa7e36a1bb8e65bfbc63aba53045a14d0871</meta:generator>
    <meta:document-statistic meta:object-count="11"/>
  </office:meta>
</office:document-meta>
</file>